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ambria Math" fo:font-size="15pt" style:font-name-asian="Cambria Math1" style:font-size-asian="15pt" style:font-name-complex="Cambria Math1" style:font-size-complex="1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Cambria Math" fo:font-size="15pt" style:font-name-asian="Cambria Math1" style:font-size-asian="15pt" style:font-name-complex="Cambria Math1" style:font-size-complex="15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: Is </text:span><draw:frame draw:style-name="fr1" text:anchor-type="as-char" svg:width="0.3398in" svg:height="0.207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<text:s/>= </text:span><draw:frame draw:style-name="fr1" text:anchor-type="as-char" svg:width="0.2181in" svg:height="0.1839in" draw:z-index="0"><draw:object xlink:href="./Object 4" xlink:type="simple" xlink:show="embed" xlink:actuate="onLoad"/><draw:image xlink:href="./ObjectReplacements/Object 4" xlink:type="simple" xlink:show="embed" xlink:actuate="onLoad"/></draw:frame><draw:frame draw:style-name="fr1" text:anchor-type="as-char" svg:width="0.2291in" svg:height="0.2075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1"><text:s/>?</text:span></text:p>
      <text:p text:style-name="P1"/>
      <text:p text:style-name="Standard"><text:span text:style-name="T1">A1: </text:span><draw:frame draw:style-name="fr1" text:anchor-type="as-char" svg:width="1.3425in" svg:height="0.5508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pan text:style-name="T1">∵ </text:span><draw:frame draw:style-name="fr1" text:anchor-type="as-char" svg:width="1.0583in" svg:height="0.5228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span text:style-name="T1">∴ <text:s/></text:span><draw:frame draw:style-name="fr1" text:anchor-type="as-char" svg:width="0.7917in" svg:height="0.2193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Standard"><text:span text:style-name="T1">____________________________________________________________________________________</text:span></text:p>
      <text:p text:style-name="P1"/>
      <text:p text:style-name="Standard"><text:span text:style-name="T1">Q2: Is </text:span><draw:frame draw:style-name="fr1" text:anchor-type="as-char" svg:width="0.7335in" svg:height="0.2193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"><text:s/>?</text:span></text:p>
      <text:p text:style-name="P1"/>
      <text:p text:style-name="Standard"><text:span text:style-name="T1">A2: </text:span><draw:frame draw:style-name="fr1" text:anchor-type="as-char" svg:width="1.628in" svg:height="0.5508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text:span text:style-name="T1">∵ </text:span><draw:frame draw:style-name="fr1" text:anchor-type="as-char" svg:width="0.878in" svg:height="0.5228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text:span text:style-name="T1">∴ <text:s/></text:span><draw:frame draw:style-name="fr1" text:anchor-type="as-char" svg:width="0.722in" svg:height="0.2193in" draw:z-index="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Standard"><text:span text:style-name="T1">____________________________________________________________________________________</text:span></text:p>
      <text:p text:style-name="P1"/>
      <text:p text:style-name="Standard"><text:span text:style-name="T1">Q3: Is </text:span><draw:frame draw:style-name="fr1" text:anchor-type="as-char" svg:width="0.0772in" svg:height="0.1319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1"><text:s/>?</text:span></text:p>
      <text:p text:style-name="P1"/>
      <text:p text:style-name="Standard"><text:span text:style-name="T1">A3: </text:span><draw:frame draw:style-name="fr1" text:anchor-type="as-char" svg:width="0.4492in" svg:height="0.2945in" draw:z-index="0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text:anchor-type="as-char" svg:width="0.5429in" svg:height="0.2945in" draw:z-index="0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text:span text:style-name="T1">∵ </text:span><draw:frame draw:style-name="fr1" text:anchor-type="as-char" svg:width="0.839in" svg:height="0.5228in" draw:z-index="0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span text:style-name="T1">∴ <text:s/></text:span><draw:frame draw:style-name="fr1" text:anchor-type="as-char" svg:width="0.0772in" svg:height="0.1319in" draw:z-index="0"><draw:object xlink:href="./Object 30" xlink:type="simple" xlink:show="embed" xlink:actuate="onLoad"/><draw:image xlink:href="./ObjectReplacements/Object 3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15" meta:page-count="1" meta:paragraph-count="15" meta:word-count="21" meta:character-count="225" meta:non-whitespace-character-count="202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frac>
        <mrow>
          <munder>
            <mi>lim</mi>
            <mrow>
              <mi>n</mi>
              <mi>→</mi>
              <mi>∞</mi>
            </mrow>
          </munder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  <mo stretchy="false">=</mo>
      <mi>c</mi>
      <mo stretchy="false">=</mo>
      <mn>2</mn>
    </mrow>
    <annotation encoding="StarMath 5.0">lim csub {n → ∞} {f(n)} over {g(n)}  = c = 2</annotation>
  </semantics>
</math>
</file>

<file path=Object 12/content.xml><?xml version="1.0" encoding="utf-8"?>
<math xmlns="http://www.w3.org/1998/Math/MathML" display="block">
  <semantics>
    <mrow>
      <mrow>
        <msup>
          <mn>2</mn>
          <mrow>
            <mi>n</mi>
            <mo stretchy="false">+</mo>
            <mn>1</mn>
          </mrow>
        </msup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{2} ^ {n+1}  = O( {2} ^ {n} )</annotation>
  </semantics>
</math>
</file>

<file path=Object 14/content.xml><?xml version="1.0" encoding="utf-8"?>
<math xmlns="http://www.w3.org/1998/Math/MathML" display="block">
  <semantics>
    <mrow>
      <mrow>
        <msup>
          <mn>2</mn>
          <mrow>
            <mn>2</mn>
            <mi>n</mi>
          </mrow>
        </msup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{2} ^ {2n}  = O( {2} ^ {n} )</annotation>
  </semantics>
</math>
</file>

<file path=Object 16/content.xml><?xml version="1.0" encoding="utf-8"?>
<math xmlns="http://www.w3.org/1998/Math/MathML" display="block">
  <semantics>
    <mrow>
      <mfrac>
        <mrow>
          <munder>
            <mi>lim</mi>
            <mrow>
              <mi>n</mi>
              <mi>→</mi>
              <mi>∞</mi>
            </mrow>
          </munder>
          <msup>
            <mn>2</mn>
            <mrow>
              <mn>2</mn>
              <mi>n</mi>
            </mrow>
          </msup>
        </mrow>
        <msup>
          <mn>2</mn>
          <mi>n</mi>
        </msup>
      </mfrac>
      <mo stretchy="false">=</mo>
      <mrow>
        <munder>
          <mi>lim</mi>
          <mrow>
            <mi>n</mi>
            <mi>→</mi>
            <mi>∞</mi>
          </mrow>
        </munder>
        <msup>
          <mn>2</mn>
          <mi>n</mi>
        </msup>
      </mrow>
      <mo stretchy="false">=</mo>
      <msup>
        <mn>2</mn>
        <mi>∞</mi>
      </msup>
      <mo stretchy="false">=</mo>
      <mi>∞</mi>
    </mrow>
    <annotation encoding="StarMath 5.0">lim csub {n → ∞} {{2} ^ {2n}} over {{2} ^ {n}}  =  lim csub {n → ∞} {2} ^ {n}  =  {2} ^ {∞}  =  ∞</annotation>
  </semantics>
</math>
</file>

<file path=Object 18/content.xml><?xml version="1.0" encoding="utf-8"?>
<math xmlns="http://www.w3.org/1998/Math/MathML" display="block">
  <semantics>
    <mrow>
      <mfrac>
        <mrow>
          <munder>
            <mi>lim</mi>
            <mrow>
              <mi>n</mi>
              <mi>→</mi>
              <mi>∞</mi>
            </mrow>
          </munder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  <mo stretchy="false">=</mo>
      <mi>∞</mi>
    </mrow>
    <annotation encoding="StarMath 5.0">lim csub {n → ∞} {f(n)} over {g(n)}  =  ∞</annotation>
  </semantics>
</math>
</file>

<file path=Object 2/content.xml><?xml version="1.0" encoding="utf-8"?>
<math xmlns="http://www.w3.org/1998/Math/MathML" display="block">
  <semantics>
    <msup>
      <msup>
        <mn>2</mn>
        <mrow>
          <mi>n</mi>
          <mo stretchy="false">+</mo>
          <mn>1</mn>
        </mrow>
      </msup>
      <mi mathvariant="normal">❑</mi>
    </msup>
    <annotation encoding="StarMath 5.0">{{2} ^ {n+1}} ^ &lt;?&gt;</annotation>
  </semantics>
</math>
</file>

<file path=Object 20/content.xml><?xml version="1.0" encoding="utf-8"?>
<math xmlns="http://www.w3.org/1998/Math/MathML" display="block">
  <semantics>
    <mrow>
      <msup>
        <mn>2</mn>
        <mrow>
          <mn>2</mn>
          <mi>n</mi>
        </mrow>
      </msup>
      <mi>≠</mi>
      <mi>O</mi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{2} ^ {2n}   ≠  O( {2} ^ {n} )</annotation>
  </semantics>
</math>
</file>

<file path=Object 22/content.xml><?xml version="1.0" encoding="utf-8"?>
<math xmlns="http://www.w3.org/1998/Math/MathML" display="block">
  <semantics>
    <mrow/>
    <annotation encoding="StarMath 5.0">(0.25 {)} ^ {n}  = O(n)</annotation>
  </semantics>
</math>
</file>

<file path=Object 24/content.xml><?xml version="1.0" encoding="utf-8"?>
<math xmlns="http://www.w3.org/1998/Math/MathML" display="block">
  <semantics>
    <mrow>
      <munder>
        <mi>lim</mi>
        <mrow>
          <mi>n</mi>
          <mi>→</mi>
          <mi>∞</mi>
        </mrow>
      </munder>
      <mrow>
        <mrow/>
        <mrow/>
      </mrow>
    </mrow>
    <annotation encoding="StarMath 5.0">lim csub {n →   ∞} {(0.25 {)} ^ {n}} over {n}  =  {0} over {0}</annotation>
  </semantics>
</math>
</file>

<file path=Object 26/content.xml><?xml version="1.0" encoding="utf-8"?>
<math xmlns="http://www.w3.org/1998/Math/MathML" display="block">
  <semantics>
    <mrow>
      <mrow/>
      <mrow>
        <munder>
          <mi>lim</mi>
          <mrow>
            <mi>n</mi>
            <mi>→</mi>
            <mi>∞</mi>
          </mrow>
        </munder>
        <mrow>
          <mrow/>
          <mrow/>
        </mrow>
      </mrow>
    </mrow>
    <annotation encoding="StarMath 5.0">=  lim csub {n → ∞} {((0.25 {)} ^ {n} )'} over {(n)'}  =  lim csub {n → ∞} {(0.25 {)} ^ {n} × ln(0.25)} over {1}  = 0</annotation>
  </semantics>
</math>
</file>

<file path=Object 28/content.xml><?xml version="1.0" encoding="utf-8"?>
<math xmlns="http://www.w3.org/1998/Math/MathML" display="block">
  <semantics>
    <mrow>
      <mfrac>
        <mrow>
          <munder>
            <mi>lim</mi>
            <mrow>
              <mi>n</mi>
              <mi>→</mi>
              <mi>∞</mi>
            </mrow>
          </munder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  <mo stretchy="false">=</mo>
      <mn>0</mn>
    </mrow>
    <annotation encoding="StarMath 5.0">lim csub {n → ∞} {f(n)} over {g(n)}  = 0</annotation>
  </semantics>
</math>
</file>

<file path=Object 30/content.xml><?xml version="1.0" encoding="utf-8"?>
<math xmlns="http://www.w3.org/1998/Math/MathML" display="block">
  <semantics>
    <mrow/>
    <annotation encoding="StarMath 5.0">(0.25 {)} ^ {n}  = O(n)</annotation>
  </semantics>
</math>
</file>

<file path=Object 4/content.xml><?xml version="1.0" encoding="utf-8"?>
<math xmlns="http://www.w3.org/1998/Math/MathML" display="block">
  <semantics>
    <mrow>
      <mi>O</mi>
      <mrow/>
    </mrow>
    <annotation encoding="StarMath 5.0">O(</annotation>
  </semantics>
</math>
</file>

<file path=Object 6/content.xml><?xml version="1.0" encoding="utf-8"?>
<math xmlns="http://www.w3.org/1998/Math/MathML" display="block">
  <semantics>
    <mrow>
      <msup>
        <mn>2</mn>
        <mi>n</mi>
      </msup>
      <mrow/>
    </mrow>
    <annotation encoding="StarMath 5.0">{2} ^ {n} )</annotation>
  </semantics>
</math>
</file>

<file path=Object 8/content.xml><?xml version="1.0" encoding="utf-8"?>
<math xmlns="http://www.w3.org/1998/Math/MathML" display="block">
  <semantics>
    <mrow>
      <mfrac>
        <mrow>
          <munder>
            <mi>lim</mi>
            <mrow>
              <mi>n</mi>
              <mi>→</mi>
              <mi>∞</mi>
            </mrow>
          </munder>
          <msup>
            <mn>2</mn>
            <mrow>
              <mi>n</mi>
              <mo stretchy="false">+</mo>
              <mn>1</mn>
            </mrow>
          </msup>
        </mrow>
        <msup>
          <mn>2</mn>
          <mi>n</mi>
        </msup>
      </mfrac>
      <mo stretchy="false">=</mo>
      <mrow>
        <munder>
          <mi>lim</mi>
          <mrow>
            <mi>n</mi>
            <mi>→</mi>
            <mi>∞</mi>
          </mrow>
        </munder>
        <msup>
          <mn>2</mn>
          <mn>1</mn>
        </msup>
      </mrow>
      <mo stretchy="false">=</mo>
      <mn>2</mn>
    </mrow>
    <annotation encoding="StarMath 5.0">lim csub {n → ∞} {{2} ^ {n+1}} over {{2} ^ {n}}  =  lim csub {n → ∞} {2} ^ {1}  = 2</annotation>
  </semantics>
</math>
</file>